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Locatiegegevens op android moeten aan staan anders crashed de app dus checkn</text:p>
      <text:p text:style-name="Standard">-logo maken</text:p>
      <text:p text:style-name="Standard">-splash screen maken</text:p>
      <text:p text:style-name="Standard">-Gesorteerde data ophalen en verwerken, locaties per user op een map.</text:p>
      <text:p text:style-name="Standard">-android app power use checken, https://github.com/msg555/PowerTutor</text:p>
      <text:p text:style-name="Standard"/>
      <text:p text:style-name="Standard">LOG:</text:p>
      <text:p text:style-name="Standard"/>
      <text:p text:style-name="Standard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Standard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Standard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Standard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 </text:p>
      <text:p text:style-name="Standard"/>
      <text:p text:style-name="Standard">Wat ik vandaag wil:</text:p>
      <text:p text:style-name="Standard">Database sorteren verwijdert nu data als deze die heeft gesort.</text:p>
      <text:p text:style-name="Standard">Gesorteerde data ophalen en verwerken, locaties per user op een ma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1T14:07:08</dc:date>
    <meta:editing-duration>PT2H13M</meta:editing-duration>
    <meta:editing-cycles>15</meta:editing-cycles>
    <meta:generator>LibreOffice/3.4$Unix LibreOffice_project/340m1$Build-402</meta:generator>
    <dc:creator>Manor Chur</dc:creator>
    <meta:document-statistic meta:table-count="0" meta:image-count="0" meta:object-count="0" meta:page-count="2" meta:paragraph-count="41" meta:word-count="261" meta:character-count="1883" meta:non-whitespace-character-count="1660"/>
  </office:meta>
</office:document-meta>
</file>